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2cc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12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.35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italic" style:text-underline-style="none" fo:font-weight="normal" style:font-name-asian="Lato" style:font-size-asian="13pt" style:font-style-asian="italic" style:font-weight-asian="normal" style:font-name-complex="Lato" style:font-size-complex="13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24cm" text:min-label-width="0.846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91cm" presentation:class="title" presentation:user-transformed="true">
          <draw:text-box>
            <text:p text:style-name="P1"><text:span text:style-name="T1">O batismo: alcance, significado e aplicação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Gn 17.1-14; At 2.37-39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3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ntrodução</text:span></text:p>
          </draw:text-box>
        </draw:frame>
        <draw:frame draw:name="Google Shape;93;p14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Na aula anterior, </text:span><text:span text:style-name="T5">vimos três coisas sobre os sacramentos</text:span><text:span text:style-name="T4">, que são importantes para entendermos o significado do batismo.</text:span></text:p>
            <text:list text:style-name="L5">
              <text:list-item>
                <text:p text:style-name="P7"><text:span text:style-name="T4">Primeiro, assim como a </text:span><text:span text:style-name="T5">oração </text:span><text:span text:style-name="T4">e a </text:span><text:span text:style-name="T5">pregação da Palavra</text:span><text:span text:style-name="T4">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=&gt; o batismo é um meio de graça. </text:span></text:p>
              </text:list-item>
            </text:list>
            <text:list text:style-name="L6">
              <text:list-item>
                <text:p text:style-name="P8"><text:span text:style-name="T4">Essas exercícios espirituais que chamamos ‘</text:span><text:span text:style-name="T5">meios de graça’, </text:span><text:span text:style-name="T4">são </text:span><text:span text:style-name="T5">exclusividade dos crentes</text:span><text:span text:style-name="T4">, </text:span><text:span text:style-name="T4"><text:tab/></text:span><text:span text:style-name="T4"><text:tab/></text:span><text:span text:style-name="T4">=&gt; em contraste com o que os teólogos chamam de 'graça comum', que Deus dá a todos os homens </text:span><text:span text:style-name="T4"><text:tab/></text:span><text:span text:style-name="T4">=&gt; e está, por exemplo, </text:span><text:span text:style-name="T5">no fôlego de vida</text:span><text:span text:style-name="T4">, na </text:span><text:span text:style-name="T5">inteligência </text:span><text:span text:style-name="T4">e </text:span><text:span text:style-name="T5">moralidade</text:span><text:span text:style-name="T4">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em que Ele faz o Seu sol sair e a dá chuva sobre justos e injustos… </text:span></text:p>
              </text:list-item>
              <text:list-item>
                <text:p text:style-name="P8"><text:span text:style-name="T4">Por outro lado, os meios da graça salvadora são a </text:span><text:span text:style-name="T5">maneira através do que Deus edifica a Igreja </text:span><text:span text:style-name="T5"><text:tab/></text:span><text:span text:style-name="T5"><text:tab/></text:span><text:span text:style-name="T4">=&gt; e santifica os crentes tirando-os do mundo, no sentido de purificá-los dos pecados que o Senhor Jesus pagou na Cruz.</text:span></text:p>
              </text:list-item>
            </text:list>
          </draw:text-box>
        </draw:frame>
        <presentation:notes draw:style-name="dp2">
          <draw:page-thumbnail draw:name="Google Shape;89;g33b9e037880_0_77:notes" draw:style-name="gr1" draw:layer="layout" svg:width="16.932cm" svg:height="9.524cm" svg:x="1.059cm" svg:y="1.905cm" draw:page-number="2" presentation:class="page"/>
          <draw:frame draw:name="Google Shape;90;g33b9e037880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3" draw:master-page-name="TITLE_5f_AND_5f_BODY" presentation:presentation-page-layout-name="AL2T1">
        <draw:frame draw:name="Google Shape;98;p15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ntrodução</text:span></text:p>
          </draw:text-box>
        </draw:frame>
        <draw:frame draw:name="Google Shape;99;p15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2) Vimos em segundo lugar que, </text:span><text:span text:style-name="T5">como um sacramento</text:span><text:span text:style-name="T4">, o batismo é um símbolo, um </text:span><text:span text:style-name="T5">sinal visível</text:span><text:span text:style-name="T4"> de uma realidade espiritual. </text:span></text:p>
            <text:list text:style-name="L7">
              <text:list-item>
                <text:p text:style-name="P7"><text:span text:style-name="T4">A palavra </text:span><text:span text:style-name="T5">sacramento é a tradução</text:span><text:span text:style-name="T4"> latina da palavra grega '</text:span><text:span text:style-name="T5">mistério</text:span><text:span text:style-name="T4">'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(p.ex. como aparece em Cl 1.26-27 "o </text:span><text:span text:style-name="T6">mistério </text:span><text:span text:style-name="T4">que estivera oculto dos séculos e das gerações; agora, todavia, se manifestou aos seus santos; aos quais Deus quis dar a conhecer qual seja a riqueza da glória deste </text:span><text:span text:style-name="T6">mistério </text:span><text:span text:style-name="T4">entre os gentios, isto é, Cristo em vós, a esperança da glória")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como o vs diz, não no sentido de algo oculto, mas como vontade de Deus revelada. </text:span></text:p>
              </text:list-item>
              <text:list-item>
                <text:p text:style-name="P8"><text:span text:style-name="T4">Assim </text:span><text:span text:style-name="T5">como os anjos</text:span><text:span text:style-name="T4">, nós </text:span><text:span text:style-name="T5">somos seres espirituais</text:span><text:span text:style-name="T4">, mas diferente deles, </text:span><text:span text:style-name="T5">temos um corpo físico</text:span><text:span text:style-name="T4">. </text:span><text:span text:style-name="T4"><text:tab/></text:span><text:span text:style-name="T4"><text:tab/></text:span><text:span text:style-name="T4"><text:tab/></text:span><text:span text:style-name="T4">=&gt; Desde a concepção, tudo o que podemos conhecer é aquilo que vemos com nossos olhos, </text:span><text:span text:style-name="T4"><text:tab/></text:span><text:span text:style-name="T4"><text:tab/></text:span><text:span text:style-name="T4"><text:tab/></text:span><text:span text:style-name="T4">=&gt; </text:span><text:span text:style-name="T5">tocamos </text:span><text:span text:style-name="T4">e</text:span><text:span text:style-name="T5"> sentimos através desse corpo</text:span><text:span text:style-name="T4">. </text:span></text:p>
              </text:list-item>
              <text:list-item>
                <text:p text:style-name="P8"><text:span text:style-name="T4">Deus nos deu por Sua palavra, a promessa de nos lavar, ou seja, perdoar os nossos pecados, </text:span><text:span text:style-name="T4"><text:tab/></text:span><text:span text:style-name="T4"><text:tab/></text:span><text:span text:style-name="T4"><text:tab/></text:span><text:span text:style-name="T4">=&gt; e portanto, </text:span><text:span text:style-name="T5">quando a água do batismo toca</text:span><text:span text:style-name="T4"> a nossa pele, isso é uma </text:span><text:span text:style-name="T5">dramatização da Palavra de Deus</text:span><text:span text:style-name="T4"> </text:span><text:span text:style-name="T4"><text:tab/></text:span><text:span text:style-name="T4">=&gt; para trazer a vida a promessa na nossa memória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e </text:span><text:span text:style-name="T5">conectar o conhecimento com o coração</text:span><text:span text:style-name="T4"> através da experiência. </text:span></text:p>
              </text:list-item>
              <text:list-item>
                <text:p text:style-name="P10"><text:span text:style-name="T4">Então, o batismo por água é o evento na história do crente neste mundo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que </text:span><text:span text:style-name="T5">representa o momento em que fomos lavados</text:span><text:span text:style-name="T4"> dos nossos pecados </text:span><text:span text:style-name="T5">pelo batismo com o Espírito Santo</text:span><text:span text:style-name="T4">.</text:span></text:p>
              </text:list-item>
            </text:list>
          </draw:text-box>
        </draw:frame>
        <presentation:notes draw:style-name="dp2">
          <draw:page-thumbnail draw:name="Google Shape;95;g33b9e037880_0_163:notes" draw:style-name="gr1" draw:layer="layout" svg:width="16.932cm" svg:height="9.524cm" svg:x="1.059cm" svg:y="1.905cm" draw:page-number="3" presentation:class="page"/>
          <draw:frame draw:name="Google Shape;96;g33b9e037880_0_16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3" draw:master-page-name="TITLE_5f_AND_5f_BODY" presentation:presentation-page-layout-name="AL2T1">
        <draw:frame draw:name="Google Shape;104;p16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ntrodução</text:span></text:p>
          </draw:text-box>
        </draw:frame>
        <draw:frame draw:name="Google Shape;105;p16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3) Por último, vimos que o batismo é um </text:span><text:span text:style-name="T5">selo</text:span><text:span text:style-name="T4">, um </text:span><text:span text:style-name="T5">penhor</text:span><text:span text:style-name="T4">, uma </text:span><text:span text:style-name="T5">garantia </text:span><text:span text:style-name="T4">de que nós </text:span><text:span text:style-name="T5">fazemos parte do povo de Deus</text:span><text:span text:style-name="T4">. </text:span></text:p>
            <text:list text:style-name="L6">
              <text:list-item>
                <text:p text:style-name="P7"><text:span text:style-name="T4">Não uma garantia no sentido que a partir do momento do batismo, Deus fica obrigado a te dar a salvação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mas através do batismo nós temos uma </text:span><text:span text:style-name="T5">demonstração pública daquilo que já é uma realidade</text:span><text:span text:style-name="T4"> no nosso coração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que é o testemunho do Espírito Santo que somos filhos de Deus.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Ao mesmo tempo, ele </text:span><text:span text:style-name="T5">é um prenúncio da promessa</text:span><text:span text:style-name="T4"> que o Senhor nos deu que, </text:span><text:span text:style-name="T4"><text:tab/></text:span><text:span text:style-name="T4"><text:tab/></text:span><text:span text:style-name="T4"><text:tab/></text:span><text:span text:style-name="T4">=&gt; aquele que crer de coração e confessar com a boca diante dos homens que o Cristo é o Senhor, </text:span><text:span text:style-name="T4"><text:tab/></text:span><text:span text:style-name="T4">=&gt; Ele </text:span><text:span text:style-name="T5">também o confessará</text:span><text:span text:style-name="T4"> diante do Pai.</text:span></text:p>
              </text:list-item>
            </text:list>
          </draw:text-box>
        </draw:frame>
        <presentation:notes draw:style-name="dp2">
          <draw:page-thumbnail draw:name="Google Shape;101;g39f5d0c5f2c_0_5:notes" draw:style-name="gr1" draw:layer="layout" svg:width="16.932cm" svg:height="9.524cm" svg:x="1.059cm" svg:y="1.905cm" draw:page-number="4" presentation:class="page"/>
          <draw:frame draw:name="Google Shape;102;g39f5d0c5f2c_0_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e ii Pelo batismo entramos na Igreja" draw:style-name="dp4" draw:master-page-name="TITLE_5f_AND_5f_BODY" presentation:presentation-page-layout-name="AL2T1">
        <draw:frame draw:name="Google Shape;110;p17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 e ii Pelo batismo entramos na Igreja</text:span></text:p>
          </draw:text-box>
        </draw:frame>
        <draw:frame draw:name="Google Shape;111;p17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O primeiro ponto então é que o batismo é uma </text:span><text:span text:style-name="T5">instituição de Cristo como cabeça e dono</text:span><text:span text:style-name="T4"> da Igreja. </text:span></text:p>
            <text:list text:style-name="L6">
              <text:list-item>
                <text:p text:style-name="P7"><text:span text:style-name="T4">Ele prefacia explicando (em Mt 28.18-19), "Toda autoridade Me foi dada nos céus e na terra." </text:span></text:p>
              </text:list-item>
              <text:list-item>
                <text:p text:style-name="P6"><text:span text:style-name="T4">e </text:span><text:span text:style-name="T5">continua com seguinte ordem</text:span><text:span text:style-name="T4">: "Ide, portanto e fazei discípulos de todas as nações, batizando-os em nome do Pai, do Filho e do Espírito Santo". </text:span></text:p>
              </text:list-item>
            </text:list>
            <text:p text:style-name="P7"><text:span text:style-name="T4">A partir dessa ordem, todos os que desejam ser admitidos como discípulos do Senhor Jesus, </text:span></text:p>
            <text:list text:continue-numbering="true" text:style-name="L6">
              <text:list-item>
                <text:p text:style-name="P7"><text:span text:style-name="T4">devem </text:span><text:span text:style-name="T5">fazer isso através do batismo</text:span><text:span text:style-name="T4">. </text:span></text:p>
              </text:list-item>
            </text:list>
            <text:p text:style-name="P7"><text:span text:style-name="T4">Por isso existe agora não apenas uma identificação do batismo com a circuncisão, </text:span></text:p>
            <text:list text:continue-numbering="true" text:style-name="L6">
              <text:list-item>
                <text:p text:style-name="P7"><text:span text:style-name="T4">como sinal externo da Aliança com Deus, mas </text:span><text:span text:style-name="T5">uma renovação, uma substituição</text:span><text:span text:style-name="T4">, </text:span></text:p>
              </text:list-item>
            </text:list>
            <text:p text:style-name="P7"><text:span text:style-name="T4">Então, não existem dois sinais, a circuncisão para o judeu e o batismo para os gentios,</text:span></text:p>
            <text:list text:continue-numbering="true" text:style-name="L6">
              <text:list-item>
                <text:p text:style-name="P7"><text:span text:style-name="T4">apenas o batismo tanto para o judeu como para o gentio.</text:span></text:p>
              </text:list-item>
            </text:list>
          </draw:text-box>
        </draw:frame>
        <presentation:notes draw:style-name="dp2">
          <draw:page-thumbnail draw:name="Google Shape;107;g39f5d0c5f2c_0_85:notes" draw:style-name="gr1" draw:layer="layout" svg:width="16.932cm" svg:height="9.524cm" svg:x="1.059cm" svg:y="1.905cm" draw:page-number="5" presentation:class="page"/>
          <draw:frame draw:name="Google Shape;108;g39f5d0c5f2c_0_8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e ii Pelo batismo entramos na Igreja" draw:style-name="dp4" draw:master-page-name="TITLE_5f_AND_5f_BODY" presentation:presentation-page-layout-name="AL2T1">
        <draw:frame draw:name="Google Shape;116;p18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 e ii Pelo batismo entramos na Igreja</text:span></text:p>
          </draw:text-box>
        </draw:frame>
        <draw:frame draw:name="Google Shape;117;p18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Então, nós somos </text:span><text:span text:style-name="T5">admitidos na comunhão</text:span><text:span text:style-name="T4"> da família de Deus </text:span><text:span text:style-name="T5">através do batismo</text:span><text:span text:style-name="T4">, </text:span></text:p>
            <text:list text:style-name="L6">
              <text:list-item>
                <text:p text:style-name="P7"><text:span text:style-name="T4">mas isso não é algo mecânico como dizem os romanistas. </text:span></text:p>
              </text:list-item>
            </text:list>
            <text:p text:style-name="P7"><text:span text:style-name="T4">Vimos na aula passada em Gn 17, como Deus </text:span><text:span text:style-name="T5">instituiu uma Aliança com Abraão e sua </text:span><text:span text:style-name="T4">descendência de </text:span></text:p>
            <text:list text:continue-numbering="true" text:style-name="L6">
              <text:list-item>
                <text:p text:style-name="P7"><text:span text:style-name="T4">e colocou a circuncisão como sinal externo dessa Aliança. </text:span></text:p>
              </text:list-item>
              <text:list-item>
                <text:p text:style-name="P6"><text:span text:style-name="T4">Vejam no vs. 1 a forma </text:span><text:span text:style-name="T5">como Deus parece condicionar</text:span><text:span text:style-name="T4">, de certa forma, essa Aliança a alguns termos </text:span></text:p>
              </text:list-item>
              <text:list-item>
                <text:p text:style-name="P6"><text:span text:style-name="T4">(no caso de Abraão Ele diz: "Seja perfeito e ande na minha presença!"). </text:span></text:p>
              </text:list-item>
            </text:list>
            <text:p text:style-name="P7"><text:span text:style-name="T4">Isso ocorre exatamente da mesma maneira como quando Ele disse a Adão </text:span></text:p>
            <text:list text:continue-numbering="true" text:style-name="L6">
              <text:list-item>
                <text:p text:style-name="P7"><text:span text:style-name="T4">que eles não deveriam </text:span><text:span text:style-name="T5">comer da árvore do conhecimento</text:span><text:span text:style-name="T4"> do bem e do mal. </text:span></text:p>
              </text:list-item>
              <text:list-item>
                <text:p text:style-name="P6"><text:span text:style-name="T4">Os teólogos chamam esse condicionamento da aliança com Deus, de Pacto das obras. </text:span></text:p>
              </text:list-item>
              <text:list-item>
                <text:p text:style-name="P6"><text:span text:style-name="T4">CONTINUA… </text:span></text:p>
              </text:list-item>
            </text:list>
          </draw:text-box>
        </draw:frame>
        <presentation:notes draw:style-name="dp2">
          <draw:page-thumbnail draw:name="Google Shape;113;g39f5d0c5f2c_0_10:notes" draw:style-name="gr1" draw:layer="layout" svg:width="16.932cm" svg:height="9.524cm" svg:x="1.059cm" svg:y="1.905cm" draw:page-number="6" presentation:class="page"/>
          <draw:frame draw:name="Google Shape;114;g39f5d0c5f2c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" presentation:presentation-page-layout-name="AL2T1">
        <draw:frame draw:name="Google Shape;122;p19" presentation:style-name="pr11" draw:text-style-name="P11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23;p19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Até a vinda de Cristo, Deus </text:span><text:span text:style-name="T5">ratifica os termos</text:span><text:span text:style-name="T4"> desse Pacto </text:span><text:span text:style-name="T5">através das obras da Lei</text:span><text:span text:style-name="T4">, </text:span></text:p>
            <text:list text:style-name="L6">
              <text:list-item>
                <text:p text:style-name="P7"><text:span text:style-name="T4">e isso acontece repetidamente no AT com Noé, os patriarcas, Moisés e Davi. </text:span></text:p>
              </text:list-item>
            </text:list>
            <text:p text:style-name="P7"><text:span text:style-name="T4">Diferente do que possa parecer, isso </text:span><text:span text:style-name="T5">não significa</text:span><text:span text:style-name="T4"> que nós </text:span><text:span text:style-name="T5">entramos nessa Aliança quando cumprirmos</text:span><text:span text:style-name="T4"> perfeitamente a Lei que são os termos desse pacto. </text:span></text:p>
            <text:list text:continue-numbering="true" text:style-name="L6">
              <text:list-item>
                <text:p text:style-name="P7"><text:span text:style-name="T4">Deus </text:span><text:span text:style-name="T5">não disse aquilo a Adão</text:span><text:span text:style-name="T4"> porque </text:span><text:span text:style-name="T5">esperava que ele não comesse</text:span><text:span text:style-name="T4">, </text:span></text:p>
              </text:list-item>
              <text:list-item>
                <text:p text:style-name="P6"><text:span text:style-name="T4">e aí quando ele desobedeceu, Deus teria que fazer ajustes no Seu plano por ter sido pego de surpresa. </text:span></text:p>
              </text:list-item>
            </text:list>
            <text:p text:style-name="P7"><text:span text:style-name="T4">Desde o início, a </text:span><text:span text:style-name="T5">única maneira</text:span><text:span text:style-name="T4"> </text:span><text:span text:style-name="T5">de se estar em uma Aliança</text:span><text:span text:style-name="T4"> com Deus é </text:span><text:span text:style-name="T5">através da fé no Messias</text:span><text:span text:style-name="T4"> </text:span></text:p>
            <text:list text:continue-numbering="true" text:style-name="L6">
              <text:list-item>
                <text:p text:style-name="P7"><text:span text:style-name="T4">que, esse sim, poderia cumprir perfeitamente os termos da Aliança, </text:span></text:p>
              </text:list-item>
              <text:list-item>
                <text:p text:style-name="P6"><text:span text:style-name="T4">de forma que Deus agora está </text:span><text:span text:style-name="T5">satisfeito conosco por causa da nossa união</text:span><text:span text:style-name="T4"> com Cristo </text:span></text:p>
              </text:list-item>
              <text:list-item>
                <text:p text:style-name="P6"><text:span text:style-name="T4">através da fé somente (que também é dada por Deus sem mérito nosso).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119;g39f5d0c5f2c_0_305:notes" draw:style-name="gr1" draw:layer="layout" svg:width="16.932cm" svg:height="9.524cm" svg:x="1.059cm" svg:y="1.905cm" draw:page-number="7" presentation:class="page"/>
          <draw:frame draw:name="Google Shape;120;g39f5d0c5f2c_0_30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 e ii Pelo batismo entramos na Igreja" draw:style-name="dp4" draw:master-page-name="TITLE_5f_AND_5f_BODY" presentation:presentation-page-layout-name="AL2T1">
        <draw:frame draw:name="Google Shape;128;p20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 e ii Pelo batismo entramos na Igreja</text:span></text:p>
          </draw:text-box>
        </draw:frame>
        <draw:frame draw:name="Google Shape;129;p20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Nós cremos que a </text:span><text:span text:style-name="T5">revelação de Deus é progressiva</text:span><text:span text:style-name="T4">, </text:span></text:p>
            <text:list text:style-name="L7">
              <text:list-item>
                <text:p text:style-name="P6"><text:span text:style-name="T4">não no sentido de que Ele tenha que corrigir algo que disse antes, </text:span></text:p>
              </text:list-item>
              <text:list-item>
                <text:p text:style-name="P6"><text:span text:style-name="T4">mas sim que a </text:span><text:span text:style-name="T5">fé dos crentes é como a alvorada</text:span><text:span text:style-name="T4">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que se inicia na escuridão, mas vai iluminando até que podemos ver tudo claramente. </text:span></text:p>
              </text:list-item>
            </text:list>
            <text:p text:style-name="P7"><text:span text:style-name="T4">Então, Deus </text:span><text:span text:style-name="T5">começa a Se revelar através da eleição</text:span><text:span text:style-name="T4"> de Israel, </text:span></text:p>
            <text:list text:continue-numbering="true" text:style-name="L7">
              <text:list-item>
                <text:p text:style-name="P6"><text:span text:style-name="T4">e em cada história vai mostrando para nós o que Ele está fazendo, </text:span></text:p>
              </text:list-item>
              <text:list-item>
                <text:p text:style-name="P6"><text:span text:style-name="T4">até que o </text:span><text:span text:style-name="T5">ápice dessa revelação </text:span><text:span text:style-name="T4">acontece na </text:span><text:span text:style-name="T5">Encarnação e na Paixão</text:span><text:span text:style-name="T4"> do Senhor Jesus. </text:span></text:p>
              </text:list-item>
            </text:list>
            <text:p text:style-name="P7"><text:span text:style-name="T4">O batismo então, ao mesmo tempo que é um sinal da fé em coisas que ainda estamos esperando, </text:span></text:p>
            <text:list text:continue-numbering="true" text:style-name="L7">
              <text:list-item>
                <text:p text:style-name="P6"><text:span text:style-name="T4">também é uma </text:span><text:span text:style-name="T5">celebração de tudo que Deus já fez</text:span><text:span text:style-name="T4"> em Cristo. </text:span></text:p>
              </text:list-item>
            </text:list>
            <text:p text:style-name="P7"><text:span text:style-name="T4">Cl 2.16-17. Segundo esse texto, podemos entender que os </text:span><text:span text:style-name="T5">elementos do culto no AT</text:span><text:span text:style-name="T4"> que </text:span><text:span text:style-name="T5">incluem a circuncisão</text:span><text:span text:style-name="T4">, </text:span></text:p>
            <text:list text:continue-numbering="true" text:style-name="L7">
              <text:list-item>
                <text:p text:style-name="P6"><text:span text:style-name="T4">eram símbolos que apontavam para Cristo. </text:span></text:p>
              </text:list-item>
            </text:list>
            <text:p text:style-name="P7"><text:span text:style-name="T4">A partir da sua concretização em Cristo, não precisamos mais voltar para esses símbolos, </text:span></text:p>
            <text:list text:continue-numbering="true" text:style-name="L7">
              <text:list-item>
                <text:p text:style-name="P6"><text:span text:style-name="T4">porque já temos no Senhor Jesus aquilo do que esses sinais eram apenas uma dramatização do real, como quando o sacerdote encenava a morte do cordeiro para representar a Cruz (Jr 31.31-34, At 15, Gl 5.1-4).</text:span></text:p>
              </text:list-item>
            </text:list>
          </draw:text-box>
        </draw:frame>
        <presentation:notes draw:style-name="dp2">
          <draw:page-thumbnail draw:name="Google Shape;125;g39f5d0c5f2c_0_15:notes" draw:style-name="gr1" draw:layer="layout" svg:width="16.932cm" svg:height="9.524cm" svg:x="1.059cm" svg:y="1.905cm" draw:page-number="8" presentation:class="page"/>
          <draw:frame draw:name="Google Shape;126;g39f5d0c5f2c_0_1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 As promessas indicadas pelo batismo" draw:style-name="dp3" draw:master-page-name="TITLE_5f_AND_5f_BODY" presentation:presentation-page-layout-name="AL2T1">
        <draw:frame draw:name="Google Shape;134;p21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ii As promessas indicadas pelo batismo</text:span></text:p>
          </draw:text-box>
        </draw:frame>
        <draw:frame draw:name="Google Shape;135;p21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Como está na revista, de acordo com os </text:span><text:span text:style-name="T5">pontos que já passamos</text:span><text:span text:style-name="T4">, o batismo simboliza </text:span></text:p>
            <text:p text:style-name="P13"><text:span text:style-name="T4">(iii.c) a purificação dos nossos pecados, </text:span></text:p>
            <text:p text:style-name="P14"><text:span text:style-name="T4">(iii.b) a nossa </text:span><text:span text:style-name="T5">união com Cristo</text:span><text:span text:style-name="T4">, </text:span></text:p>
            <text:p text:style-name="P14"><text:span text:style-name="T4">e agora, (iii.a) a regeneração. </text:span></text:p>
            <text:p text:style-name="P7"><text:span text:style-name="T4">Como vimos, os romanistas acreditam que o </text:span><text:span text:style-name="T5">ritual do batismo, tem uma eficácia automática</text:span><text:span text:style-name="T4"> de fora pra dentro, </text:span></text:p>
            <text:list text:style-name="L7">
              <text:list-item>
                <text:p text:style-name="P7"><text:span text:style-name="T4">mas isso é como se Deus ficasse constrangido a fazer algo, por qualquer obra humana. </text:span></text:p>
              </text:list-item>
              <text:list-item>
                <text:p text:style-name="P6"><text:span text:style-name="T4">Acontece que o batismo é apenas uma </text:span><text:span text:style-name="T5">declaração pública de algo que já aconteceu</text:span><text:span text:style-name="T4"> no seu coração. </text:span></text:p>
              </text:list-item>
            </text:list>
            <text:p text:style-name="P7"><text:span text:style-name="T4">Como o Senhor diz a Nicodemos, o Espírito sopra onde Ele mesmo quer, </text:span></text:p>
            <text:list text:continue-numbering="true" text:style-name="L7">
              <text:list-item>
                <text:p text:style-name="P7"><text:span text:style-name="T4">e </text:span><text:span text:style-name="T5">apenas a água não basta</text:span><text:span text:style-name="T4">, </text:span></text:p>
              </text:list-item>
              <text:list-item>
                <text:p text:style-name="P6"><text:span text:style-name="T4">mas para alguém entrar no Reino de Deus é necessário um renascimento através da água e do Espírito. </text:span></text:p>
              </text:list-item>
            </text:list>
            <text:p text:style-name="P7"><text:span text:style-name="T4">Aquele que </text:span><text:span text:style-name="T5">crer e for batizado</text:span><text:span text:style-name="T4"> será salvo (Mc 16.16), </text:span></text:p>
            <text:list text:continue-numbering="true" text:style-name="L7">
              <text:list-item>
                <text:p text:style-name="P7"><text:span text:style-name="T4">mas para alguém que não crê, se batizar (ou participar da pública profissão de fé) não passa de dissimulação, </text:span></text:p>
              </text:list-item>
              <text:list-item>
                <text:p text:style-name="P6"><text:span text:style-name="T4">porque a realidade é que ele </text:span><text:span text:style-name="T5">continua debaixo da condenação</text:span><text:span text:style-name="T4"> de Deus (Jo 3.36).</text:span></text:p>
              </text:list-item>
            </text:list>
          </draw:text-box>
        </draw:frame>
        <presentation:notes draw:style-name="dp2">
          <draw:page-thumbnail draw:name="Google Shape;131;g39f5d0c5f2c_0_20:notes" draw:style-name="gr1" draw:layer="layout" svg:width="16.932cm" svg:height="9.524cm" svg:x="1.059cm" svg:y="1.905cm" draw:page-number="9" presentation:class="page"/>
          <draw:frame draw:name="Google Shape;132;g39f5d0c5f2c_0_2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 As promessas indicadas pelo batismo" draw:style-name="dp3" draw:master-page-name="TITLE_5f_AND_5f_BODY" presentation:presentation-page-layout-name="AL2T1">
        <draw:frame draw:name="Google Shape;140;p22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ii As promessas indicadas pelo batismo</text:span></text:p>
          </draw:text-box>
        </draw:frame>
        <draw:frame draw:name="Google Shape;141;p22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[§ v do artigo xxviii da CFW: "Posto que seja grande pecado desprezar ou negligenciar esta ordenança, contudo, a graça e a salvação não se acham tão inseparavelmente ligadas com ela, que sem ela ninguém possa ser regenerado e salvo os que sejam indubitavelmente regenerados todos os que são batizados."] </text:span></text:p>
            <text:p text:style-name="P7"><text:span text:style-name="T4">De fato, como o Rodrigo disse na aula, é um </text:span><text:span text:style-name="T5">testemunho contrário à conversão</text:span><text:span text:style-name="T4"> de uma pessoa </text:span></text:p>
            <text:list text:style-name="L7">
              <text:list-item>
                <text:p text:style-name="P7"><text:span text:style-name="T4">quando ela diz crer no Evangelho, mas não deseja ser batizado. </text:span></text:p>
              </text:list-item>
              <text:list-item>
                <text:p text:style-name="P6"><text:span text:style-name="T4">Por outro lado a </text:span><text:span text:style-name="T5">salvação não está condicionada</text:span><text:span text:style-name="T4"> apenas àqueles que foram </text:span><text:span text:style-name="T5">formalmente batizados</text:span><text:span text:style-name="T4">. </text:span></text:p>
              </text:list-item>
            </text:list>
            <text:p text:style-name="P7"><text:span text:style-name="T4">Alguns irmãos nossos vivem </text:span><text:span text:style-name="T5">sob violenta perseguição</text:span><text:span text:style-name="T4">, </text:span></text:p>
            <text:list text:continue-numbering="true" text:style-name="L7">
              <text:list-item>
                <text:p text:style-name="P7"><text:span text:style-name="T4">não têm liberdade de culto ou de professar sua fé </text:span></text:p>
              </text:list-item>
              <text:list-item>
                <text:p text:style-name="P6"><text:span text:style-name="T4">e nem </text:span><text:span text:style-name="T5">acesso a uma comunidade</text:span><text:span text:style-name="T4"> onde </text:span><text:span text:style-name="T5">celebrar publicamente o batismo</text:span><text:span text:style-name="T4">. </text:span></text:p>
              </text:list-item>
              <text:list-item>
                <text:p text:style-name="P6"><text:span text:style-name="T4">Na Coreia do Norte, p.ex., os crentes estão impedidos até de dizer para os seus próprios familiares que eles crêem em Cristo. </text:span></text:p>
              </text:list-item>
            </text:list>
            <text:p text:style-name="P7"><text:span text:style-name="T4">No contexto da justificação, em Romanos, Paulo dá o exemplo de Abraão, </text:span></text:p>
            <text:list text:continue-numbering="true" text:style-name="L7">
              <text:list-item>
                <text:p text:style-name="P7"><text:span text:style-name="T4">que foi recebido na Aliança pela fé, antes da circuncisão que era o sinal da antiga aliança. </text:span></text:p>
              </text:list-item>
              <text:list-item>
                <text:p text:style-name="P6"><text:span text:style-name="T4">Rm 4.8-13; At 8.13</text:span></text:p>
              </text:list-item>
            </text:list>
          </draw:text-box>
        </draw:frame>
        <presentation:notes draw:style-name="dp2">
          <draw:page-thumbnail draw:name="Google Shape;137;g39f5d0c5f2c_0_25:notes" draw:style-name="gr1" draw:layer="layout" svg:width="16.932cm" svg:height="9.524cm" svg:x="1.059cm" svg:y="1.905cm" draw:page-number="10" presentation:class="page"/>
          <draw:frame draw:name="Google Shape;138;g39f5d0c5f2c_0_2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(iii.d) O batismo simboliza nossa consagração a Deus" draw:style-name="dp3" draw:master-page-name="TITLE_5f_AND_5f_BODY" presentation:presentation-page-layout-name="AL2T1">
        <draw:frame draw:name="Google Shape;146;p23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(iii.d) O batismo simboliza nossa consagração a Deus</text:span></text:p>
          </draw:text-box>
        </draw:frame>
        <draw:frame draw:name="Google Shape;147;p23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Então o batismo </text:span><text:span text:style-name="T5">como um meio de graça</text:span><text:span text:style-name="T4">, é uma das maneiras</text:span><text:span text:style-name="T5"> como Deus santifica</text:span><text:span text:style-name="T4"> ou </text:span><text:span text:style-name="T5">separa a sua Igreja</text:span><text:span text:style-name="T4"> do mundo, </text:span></text:p>
            <text:list text:style-name="L7">
              <text:list-item>
                <text:p text:style-name="P7"><text:span text:style-name="T4">como Ele diferencia os crentes dos incrédulos. </text:span></text:p>
              </text:list-item>
            </text:list>
            <text:p text:style-name="P7"><text:span text:style-name="T5">A despeito</text:span><text:span text:style-name="T4"> do fato de que </text:span><text:span text:style-name="T5">não temos condições de cumprir</text:span><text:span text:style-name="T4"> os padrões altíssimos da Lei, </text:span></text:p>
            <text:list text:continue-numbering="true" text:style-name="L7">
              <text:list-item>
                <text:p text:style-name="P7"><text:span text:style-name="T4">porque dependemos da fé na obediência ativa do Senhor Jesus para isso, </text:span></text:p>
              </text:list-item>
              <text:list-item>
                <text:p text:style-name="P6"><text:span text:style-name="T4">no </text:span><text:span text:style-name="T5">ato do batismo</text:span><text:span text:style-name="T4"> estamos </text:span><text:span text:style-name="T5">nos comprometendo a buscar a santificação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como se isso dependesse apenas de nós. </text:span></text:p>
              </text:list-item>
            </text:list>
            <text:p text:style-name="P7"><text:span text:style-name="T4">Fp 2.12-13. Quando (em Jo 15, § 1) o Senhor Jesus usa a </text:span><text:span text:style-name="T5">ilustração Dele mesmo como a videira</text:span><text:span text:style-name="T4"> e nós como os ramos </text:span></text:p>
            <text:list text:continue-numbering="true" text:style-name="L7">
              <text:list-item>
                <text:p text:style-name="P7"><text:span text:style-name="T4">para dizer que não podemos fazer nada sem Ele, isso não é nenhum eufemismo. </text:span></text:p>
              </text:list-item>
              <text:list-item>
                <text:p text:style-name="P6"><text:span text:style-name="T4">Todo o </text:span><text:span text:style-name="T5">equilíbrio da criação</text:span><text:span text:style-name="T4"> está como que </text:span><text:span text:style-name="T5">pendurado por um fio na mão</text:span><text:span text:style-name="T4"> de Cristo, </text:span></text:p>
              </text:list-item>
              <text:list-item>
                <text:p text:style-name="P6"><text:span text:style-name="T4">de forma que você tem de agradecer a ele pelo próximo pulso do teu coração. </text:span></text:p>
              </text:list-item>
            </text:list>
            <text:p text:style-name="P7"><text:span text:style-name="T4">Quando </text:span><text:span text:style-name="T5">afirmamos nossa consagração a Ele</text:span><text:span text:style-name="T4"> pelo batismo, </text:span></text:p>
            <text:list text:continue-numbering="true" text:style-name="L7">
              <text:list-item>
                <text:p text:style-name="P7"><text:span text:style-name="T4">estamos confirmando a fé de que o Senhor Jesus é poderoso para nos guardar de tropeçar, </text:span></text:p>
              </text:list-item>
              <text:list-item>
                <text:p text:style-name="P6"><text:span text:style-name="T4">e nos </text:span><text:span text:style-name="T5">desviar do caminho</text:span><text:span text:style-name="T4"> a ponto de </text:span><text:span text:style-name="T5">perder algo que Ele nos deu</text:span><text:span text:style-name="T4"> na Cruz.</text:span></text:p>
              </text:list-item>
            </text:list>
          </draw:text-box>
        </draw:frame>
        <presentation:notes draw:style-name="dp2">
          <draw:page-thumbnail draw:name="Google Shape;143;g39f5d0c5f2c_0_30:notes" draw:style-name="gr1" draw:layer="layout" svg:width="16.932cm" svg:height="9.524cm" svg:x="1.059cm" svg:y="1.905cm" draw:page-number="11" presentation:class="page"/>
          <draw:frame draw:name="Google Shape;144;g39f5d0c5f2c_0_3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v Da forma de administração do batismo" draw:style-name="dp4" draw:master-page-name="TITLE_5f_AND_5f_BODY" presentation:presentation-page-layout-name="AL2T1">
        <draw:frame draw:name="Google Shape;152;p24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v Da forma de administração do batismo</text:span></text:p>
          </draw:text-box>
        </draw:frame>
        <draw:frame draw:name="Google Shape;153;p24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A </text:span><text:span text:style-name="T5">palavra batismo</text:span><text:span text:style-name="T4">, de fato, </text:span><text:span text:style-name="T5">significa mergulhar</text:span><text:span text:style-name="T4"> (a mesma palavra grega aparece na LXX, p.ex., em iiRs 5.14). </text:span></text:p>
            <text:list text:style-name="L6">
              <text:list-item>
                <text:p text:style-name="P7"><text:span text:style-name="T4">Isso não quer dizer que o Senhor Jesus tenha ordenado que a forma do batismo seja, </text:span><text:span text:style-name="T4"><text:tab/></text:span><text:span text:style-name="T4"><text:tab/></text:span><text:span text:style-name="T4"><text:tab/></text:span><text:span text:style-name="T4">=&gt; necessariamente por imersão. </text:span></text:p>
              </text:list-item>
            </text:list>
            <text:p text:style-name="P7"><text:span text:style-name="T5">Não </text:span><text:span text:style-name="T4">encontramos </text:span><text:span text:style-name="T5">em nenhum lugar</text:span><text:span text:style-name="T4"> no NT </text:span><text:span text:style-name="T5">instruções específicas sobre imersão</text:span><text:span text:style-name="T4">, </text:span></text:p>
            <text:list text:continue-numbering="true" text:style-name="L6">
              <text:list-item>
                <text:p text:style-name="P7"><text:span text:style-name="T4">ou que diga que para ser válido o batismo tem de ser dessa forma. </text:span></text:p>
              </text:list-item>
            </text:list>
            <text:p text:style-name="P7"><text:span text:style-name="T4">O fato de que o </text:span><text:span text:style-name="T5">batismo do Senhor Jesus foi mergulhando</text:span><text:span text:style-name="T4"> no Jordão, </text:span></text:p>
            <text:list text:continue-numbering="true" text:style-name="L6">
              <text:list-item>
                <text:p text:style-name="P7"><text:span text:style-name="T4">não é uma descrição de como nós devemos celebrar o batismo, </text:span></text:p>
              </text:list-item>
              <text:list-item>
                <text:p text:style-name="P6"><text:span text:style-name="T4">mas é uma </text:span><text:span text:style-name="T5">declaração de como Ele cumpriu</text:span><text:span text:style-name="T4"> perfeitamente a Lei no nosso lugar, </text:span><text:span text:style-name="T4"><text:tab/></text:span><text:span text:style-name="T4"><text:tab/></text:span><text:span text:style-name="T4"><text:tab/></text:span><text:span text:style-name="T4"><text:tab/></text:span><text:span text:style-name="T4">=&gt; de maneira substitutiva, mesmo sem ter nenhuma necessidade de arrependimento ou purificação. </text:span></text:p>
              </text:list-item>
              <text:list-item>
                <text:p text:style-name="P6"><text:span text:style-name="T4">CONTINUA… </text:span></text:p>
              </text:list-item>
            </text:list>
          </draw:text-box>
        </draw:frame>
        <presentation:notes draw:style-name="dp2">
          <draw:page-thumbnail draw:name="Google Shape;149;g39f5d0c5f2c_0_210:notes" draw:style-name="gr1" draw:layer="layout" svg:width="16.932cm" svg:height="9.524cm" svg:x="1.059cm" svg:y="1.905cm" draw:page-number="12" presentation:class="page"/>
          <draw:frame draw:name="Google Shape;150;g39f5d0c5f2c_0_21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TITLE_5f_AND_5f_BODY" presentation:presentation-page-layout-name="AL2T1">
        <draw:frame draw:name="Google Shape;158;p25" presentation:style-name="pr18" draw:text-style-name="P11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59;p25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A própria </text:span><text:span text:style-name="T5">natureza simbólica</text:span><text:span text:style-name="T4"> do batismo </text:span><text:span text:style-name="T5">prescreve uma dramatização</text:span><text:span text:style-name="T4"> de coisas espirituais </text:span></text:p>
            <text:list text:style-name="L7">
              <text:list-item>
                <text:p text:style-name="P7"><text:span text:style-name="T4">e não que o ritual do batismo deve mostrar uma pessoa sendo lavada literalmente. </text:span></text:p>
              </text:list-item>
            </text:list>
            <text:p text:style-name="P7"><text:span text:style-name="T4">Isso também </text:span><text:span text:style-name="T5">NÃO significa que não se deva batizar por imersão</text:span><text:span text:style-name="T4">. </text:span></text:p>
            <text:list text:continue-numbering="true" text:style-name="L7">
              <text:list-item>
                <text:p text:style-name="P7"><text:span text:style-name="T4">Se a igreja é genuinamente evangélica (conforme as três marcas que vimos da Igreja), </text:span></text:p>
              </text:list-item>
              <text:list-item>
                <text:p text:style-name="P6"><text:span text:style-name="T4">existem recursos </text:span></text:p>
              </text:list-item>
              <text:list-item>
                <text:p text:style-name="P6"><text:span text:style-name="T4">e a comunidade </text:span><text:span text:style-name="T5">entende que essa forma é a adequada</text:span><text:span text:style-name="T4">, </text:span></text:p>
              </text:list-item>
              <text:list-item>
                <text:p text:style-name="P6"><text:span text:style-name="T4">desde que o batismo seja por meio da água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em </text:span><text:span text:style-name="T5">nome do Pai, do Filho e do Espírito</text:span><text:span text:style-name="T4"> Santo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e por um ministro do Evangelho legalmente ordenado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nós também </text:span><text:span text:style-name="T5">reconhecemos o batismo deles</text:span><text:span text:style-name="T4"> (mesmo que o contrário, às vezes, não seja verdadeiro). </text:span></text:p>
              </text:list-item>
            </text:list>
            <text:p text:style-name="P7"><text:span text:style-name="T4">Diante disso, alguém que, tendo recebido o verdadeiro Evangelho </text:span></text:p>
            <text:list text:continue-numbering="true" text:style-name="L7">
              <text:list-item>
                <text:p text:style-name="P7"><text:span text:style-name="T4">e </text:span><text:span text:style-name="T5">já tenha sido batizado</text:span><text:span text:style-name="T4"> em nome do Pai, do Filho e do Espírito Santo, </text:span></text:p>
              </text:list-item>
              <text:list-item>
                <text:p text:style-name="P6"><text:span text:style-name="T4">não deve ser batizado uma segunda vez. (Tt 3:5)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155;g39f5d0c5f2c_0_215:notes" draw:style-name="gr1" draw:layer="layout" svg:width="16.932cm" svg:height="9.524cm" svg:x="1.059cm" svg:y="1.905cm" draw:page-number="13" presentation:class="page"/>
          <draw:frame draw:name="Google Shape;156;g39f5d0c5f2c_0_2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 O batismo infantil (texto básico At 2.37-39)" draw:style-name="dp3" draw:master-page-name="TITLE_5f_AND_5f_BODY" presentation:presentation-page-layout-name="AL2T1">
        <draw:frame draw:name="Google Shape;164;p26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v O batismo infantil (texto básico At 2.37-39)</text:span></text:p>
          </draw:text-box>
        </draw:frame>
        <draw:frame draw:name="Google Shape;165;p26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[§ iv do artigo xxviii da CFW: "Não só os que professam a sua fé em Cristo e obediência a Ele, mas os filhos de pais crentes (mesmo que só um deles o seja) devem ser batizados."] </text:span></text:p>
            <text:p text:style-name="P7"><text:span text:style-name="T4">Se olharmos </text:span><text:span text:style-name="T5">atentamente para o relato do AT</text:span><text:span text:style-name="T4">, vamos perceber que, </text:span></text:p>
            <text:list text:style-name="L6">
              <text:list-item>
                <text:p text:style-name="P7"><text:span text:style-name="T4">desde o começo Deus trata tudo nessa Aliança de maneira corporativa e nunca individualmente. </text:span></text:p>
              </text:list-item>
            </text:list>
            <text:p text:style-name="P7"><text:span text:style-name="T4">Quando, por exemplo, </text:span><text:span text:style-name="T5">Acã tomou das coisas condenadas</text:span><text:span text:style-name="T4"> sem que o restante do povo soubesse, </text:span></text:p>
            <text:list text:continue-numbering="true" text:style-name="L6">
              <text:list-item>
                <text:p text:style-name="P7"><text:span text:style-name="T4">todo o Israel teve de arcar com as consequências desse pecado, quando o exército foi dizimado em Ai. </text:span></text:p>
              </text:list-item>
              <text:list-item>
                <text:p text:style-name="P6"><text:span text:style-name="T5">As bênçãos</text:span><text:span text:style-name="T4"> da Aliança eram </text:span><text:span text:style-name="T5">administradas da mesma forma</text:span><text:span text:style-name="T4">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quando Deus queria mostrar Sua misericórdia (Gn 26.24). </text:span></text:p>
              </text:list-item>
            </text:list>
            <text:p text:style-name="P7"><text:span text:style-name="T4">Então, quando Deus chamou a Abraão, Ele </text:span><text:span text:style-name="T5">não entregou a Aliança individualmente</text:span><text:span text:style-name="T4">, </text:span></text:p>
            <text:list text:continue-numbering="true" text:style-name="L6">
              <text:list-item>
                <text:p text:style-name="P7"><text:span text:style-name="T4">mas estendeu a toda sua descendência, (cf. lemos no vs. 7 do texto básico)</text:span></text:p>
              </text:list-item>
              <text:list-item>
                <text:p text:style-name="P6"><text:span text:style-name="T4">e em Cristo, pela fé, também às nossas famílias como gentios. </text:span></text:p>
              </text:list-item>
            </text:list>
          </draw:text-box>
        </draw:frame>
        <presentation:notes draw:style-name="dp2">
          <draw:page-thumbnail draw:name="Google Shape;161;g39f5d0c5f2c_0_225:notes" draw:style-name="gr1" draw:layer="layout" svg:width="16.932cm" svg:height="9.524cm" svg:x="1.059cm" svg:y="1.905cm" draw:page-number="14" presentation:class="page"/>
          <draw:frame draw:name="Google Shape;162;g39f5d0c5f2c_0_22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 O batismo infantil" draw:style-name="dp3" draw:master-page-name="TITLE_5f_AND_5f_BODY" presentation:presentation-page-layout-name="AL2T1">
        <draw:frame draw:name="Google Shape;170;p27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v O batismo infantil</text:span></text:p>
          </draw:text-box>
        </draw:frame>
        <draw:frame draw:name="Google Shape;171;p27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4">Em vista que já entendemos o fato do </text:span><text:span text:style-name="T5">batismo ser não apenas uma continuação,</text:span><text:span text:style-name="T4"> mas </text:span><text:span text:style-name="T5">uma renovação do sinal externo da circuncisão</text:span><text:span text:style-name="T4">, </text:span></text:p>
            <text:list text:style-name="L6">
              <text:list-item>
                <text:p text:style-name="P7"><text:span text:style-name="T4">a consequência natural é, que os nossos filhos, por terem nascido debaixo dessa mesma Aliança, </text:span><text:span text:style-name="T4"><text:tab/></text:span><text:span text:style-name="T4">=&gt; mesmo que eles </text:span><text:span text:style-name="T5">ainda não possam discernir</text:span><text:span text:style-name="T4"> a fé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devem ser batizados. </text:span></text:p>
              </text:list-item>
            </text:list>
            <text:p text:style-name="P7"><text:span text:style-name="T4">Isso não significa que, fazendo isso, estamos determinando a Deus que eles devem ser salvos, </text:span></text:p>
            <text:list text:continue-numbering="true" text:style-name="L6">
              <text:list-item>
                <text:p text:style-name="P7"><text:span text:style-name="T4">mas sim, que nós nos </text:span><text:span text:style-name="T5">comprometemos a criá-los no temor</text:span><text:span text:style-name="T4"> do Senhor </text:span></text:p>
              </text:list-item>
              <text:list-item>
                <text:p text:style-name="P6"><text:span text:style-name="T4">e no caminho da fé nas promessas corporativas de Deus. </text:span></text:p>
              </text:list-item>
            </text:list>
            <text:p text:style-name="P7"><text:span text:style-name="T4">A partir do momento que eles </text:span><text:span text:style-name="T5">tiverem discernimento e puderem ‘se decidir’</text:span><text:span text:style-name="T4"> por Cristo, </text:span></text:p>
            <text:list text:continue-numbering="true" text:style-name="L6">
              <text:list-item>
                <text:p text:style-name="P7"><text:span text:style-name="T4">eles devem fazer sua pública profissão de fé, </text:span></text:p>
              </text:list-item>
              <text:list-item>
                <text:p text:style-name="P6"><text:span text:style-name="T4">caso contrário, eles deixarão de ser membros da igreja.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name="Google Shape;167;g39f5d0c5f2c_0_230:notes" draw:style-name="gr1" draw:layer="layout" svg:width="16.932cm" svg:height="9.524cm" svg:x="1.059cm" svg:y="1.905cm" draw:page-number="15" presentation:class="page"/>
          <draw:frame draw:name="Google Shape;168;g39f5d0c5f2c_0_23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 O batismo infantil" draw:style-name="dp3" draw:master-page-name="TITLE_5f_AND_5f_BODY" presentation:presentation-page-layout-name="AL2T1">
        <draw:frame draw:name="Google Shape;176;p28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v O batismo infantil</text:span></text:p>
          </draw:text-box>
        </draw:frame>
        <draw:frame draw:name="Google Shape;177;p28" presentation:style-name="pr5" draw:text-style-name="P9" draw:layer="layout" svg:width="22.446cm" svg:height="9.932cm" svg:x="2.026cm" svg:y="3.549cm" presentation:class="outline" presentation:user-transformed="true">
          <draw:text-box>
            <text:p text:style-name="P6"><text:span text:style-name="T5">Antes d</text:span><text:span text:style-name="T4">a renovação da Aliança pel</text:span><text:span text:style-name="T5">o batismo</text:span><text:span text:style-name="T4">, </text:span></text:p>
            <text:list text:style-name="L6">
              <text:list-item>
                <text:p text:style-name="P7"><text:span text:style-name="T4">as mulheres e crianças do sexo feminino não passavam por um ritual de entrada na Aliança </text:span></text:p>
              </text:list-item>
              <text:list-item>
                <text:p text:style-name="P6"><text:span text:style-name="T4">(porque elas participavam do mesmo </text:span><text:span text:style-name="T5">Pacto sob autoridade do pai ou do marido</text:span><text:span text:style-name="T4">).</text:span></text:p>
              </text:list-item>
            </text:list>
            <text:p text:style-name="P7"><text:span text:style-name="T4">Além disso e do exemplo de Abraão como testemunho do batismo infantil,</text:span></text:p>
            <text:list text:continue-numbering="true" text:style-name="L6">
              <text:list-item>
                <text:p text:style-name="P7"><text:span text:style-name="T4">poderíamos </text:span><text:span text:style-name="T5">citar também os casos de Cornélio</text:span><text:span text:style-name="T4">, que embora o relato não dê detalhes, </text:span></text:p>
              </text:list-item>
              <text:list-item>
                <text:p text:style-name="P6"><text:span text:style-name="T4">parece claro que não apenas a sua família com as crianças foram batizados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mas também as famílias dos escravos (At 10.45-48);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=&gt; e do batismo da família do guarda da prisão em Filipos (At 16.27-34)</text:span></text:p>
              </text:list-item>
            </text:list>
          </draw:text-box>
        </draw:frame>
        <presentation:notes draw:style-name="dp2">
          <draw:page-thumbnail draw:name="Google Shape;173;g39f5d0c5f2c_0_235:notes" draw:style-name="gr1" draw:layer="layout" svg:width="16.932cm" svg:height="9.524cm" svg:x="1.059cm" svg:y="1.905cm" draw:page-number="16" presentation:class="page"/>
          <draw:frame draw:name="Google Shape;174;g39f5d0c5f2c_0_23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TITLE_5f_AND_5f_BODY" presentation:presentation-page-layout-name="AL2T1">
        <draw:frame draw:name="Google Shape;182;p29" presentation:style-name="pr23" draw:text-style-name="P11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83;p29" presentation:style-name="pr24" draw:text-style-name="P15" draw:layer="layout" svg:width="22.446cm" svg:height="9.932cm" svg:x="2.026cm" svg:y="3.549cm" presentation:class="outline" presentation:placeholder="true" presentation:user-transformed="true">
          <draw:text-box/>
        </draw:frame>
        <presentation:notes draw:style-name="dp2">
          <draw:page-thumbnail draw:name="Google Shape;179;g39f5d0c5f2c_0_220:notes" draw:style-name="gr1" draw:layer="layout" svg:width="16.932cm" svg:height="9.524cm" svg:x="1.059cm" svg:y="1.905cm" draw:page-number="17" presentation:class="page"/>
          <draw:frame draw:name="Google Shape;180;g39f5d0c5f2c_0_22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4"/>
    <meta:generator>LibreOfficeDev/6.0.5.2$Linux_X86_64 LibreOffice_project/</meta:generator>
  </office:meta>
</office:document-meta>
</file>